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15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row table:style-name="ro1">
          <table:table-cell office:value-type="string" calcext:value-type="string">
            <text:p>Группы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Default" office:value-type="string" calcext:value-type="string">
            <text:p>[расчет.ИМЯ]</text:p>
          </table:table-cell>
          <table:table-cell table:style-name="ce4" office:value-type="string" calcext:value-type="string">
            <text:p>[расчет.СУММА]</text:p>
          </table:table-cell>
          <table:table-cell table:style-name="ce7" office:value-type="string" calcext:value-type="string">
            <text:p>[расчет.ПРОЦЕНТ]</text:p>
          </table:table-cell>
        </table:table-row>
        <table:table-row table:style-name="ro2">
          <table:table-cell table:style-name="ce2" office:value-type="string" calcext:value-type="string">
            <text:p>Итого:</text:p>
          </table:table-cell>
          <table:table-cell table:style-name="ce5" office:value-type="string" calcext:value-type="string">
            <text:p>[ИТОГО]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18:08:50.0469017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7-01-20T18:10:06.703178128</dc:date>
    <meta:editing-duration>PT7H19M33S</meta:editing-duration>
    <meta:editing-cycles>14</meta:editing-cycles>
    <meta:document-statistic meta:table-count="1" meta:cell-count="8" meta:object-count="0"/>
  </office:meta>
</office:document-meta>
</file>